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Exercises on “if”, “while” and “for”</text:p>
      <text:p text:style-name="P1">Write fragments of code in Jupyter, or on an IDE of your choice (Spyder is to be preferred) to</text:p>
      <text:p text:style-name="P1">complete the following tasks:</text:p>
      <text:p text:style-name="P1">1) Given a number x (no matter if integer or float) and a positive integer n compute and get printed</text:p>
      <text:p text:style-name="P1">out the value of the expression x</text:p>
      <text:p text:style-name="P1">n</text:p>
      <text:p text:style-name="P1">(without using the Python operator “**” or the power(x,n)</text:p>
      <text:p text:style-name="P1"/>
      <text:p text:style-name="P1">function).</text:p>
      <text:p text:style-name="P1">2) Given a string s obtain and get printed out a new string s2 such that every character of the first</text:p>
      <text:p text:style-name="P1">string is repeated twice in s2.</text:p>
      <text:p text:style-name="P1">3) Given two strings s and w print out the shortest string of the two or, if they have the same lenght</text:p>
      <text:p text:style-name="P1">print a message saying “a tie!”</text:p>
      <text:p text:style-name="P1">4) Given two numbers x and y (no matter if integer or float) compute and print out how many times</text:p>
      <text:p text:style-name="P1">y can be substracted from x before x turns to be zero or negative. Of course do no use the “/” or</text:p>
      <text:p text:style-name="P1">the “//” Python operator!</text:p>
      <text:p text:style-name="P1">5) Given a string made of only one character s and a longer string w, compute and print out how</text:p>
      <text:p text:style-name="P1">many times character s occurs within w.</text:p>
      <text:p text:style-name="P1">6) Given two numbers x and y (no matter if integer or float) compute and print out how many times</text:p>
      <text:p text:style-name="P1">x has to be doubled to get a value that exceeds y.</text:p>
      <text:p text:style-name="P1">7) Given an integer k compute and print out the truth value of the statement “k is a multiple of 7</text:p>
      <text:p text:style-name="P1">but it is not a multiple of 11”.</text:p>
      <text:p text:style-name="P1">8) Given an integer k compute and print out the truth value of the statement “k is a multiple of 7</text:p>
      <text:p text:style-name="P1">and 11 but it is not a multiple of 13”.</text:p>
      <text:p text:style-name="P1">9) Given the number x (no matter if integer or float) compute and print out the greatest integer k</text:p>
      <text:p text:style-name="P1">such that k</text:p>
      <text:p text:style-name="P1">2</text:p>
      <text:p text:style-name="P1">is less than x.</text:p>
      <text:p text:style-name="P1"/>
      <text:p text:style-name="P1">10) Given three numbers x,y and z (no matter if integer or float) compute and print out the</text:p>
      <text:p text:style-name="P1">maximum, the minimum and the median of the three.</text:p>
      <text:p text:style-name="P1">11) Given a float number x compute and print put the minimum integer value z such that x&lt;z.</text:p>
      <text:p text:style-name="P1">(be careful on the case of negative values!)</text:p>
      <text:p text:style-name="P1">12) Write code to read an integer in binary code (example ob111011) and prints out the value of the</text:p>
      <text:p text:style-name="P1">number in decimals. You may use (but are not obliged to) any built-in function of Python, but your</text:p>
      <text:p text:style-name="P1">code should not “crash” if the user inputs a badly formed str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2</meta:generator>
  </office:meta>
</office:document-meta>
</file>